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6e78a" officeooo:paragraph-rsid="0006e78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7777" loext:opacity="100%" style:font-name="Source Sans Pro" fo:font-size="13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7777" loext:opacity="100%" style:font-name="Source Sans Pro" fo:font-size="13.5pt" fo:letter-spacing="normal" fo:font-style="normal" fo:font-weight="bold" officeooo:rsid="0006e78a" officeooo:paragraph-rsid="0006e78a"/>
    </style:style>
    <style:style style:name="P5" style:family="paragraph" style:parent-style-name="Standard">
      <style:paragraph-properties fo:margin-left="0cm" fo:margin-right="0cm" fo:margin-top="0.106cm" fo:margin-bottom="0.106cm" style:contextual-spacing="false" fo:text-align="justify" style:justify-single-word="false" fo:orphans="2" fo:widows="2" fo:text-indent="0.794cm" style:auto-text-indent="false"/>
      <style:text-properties fo:font-variant="normal" fo:text-transform="none" fo:color="#000000" loext:opacity="100%" style:font-name="Source Sans Pro" fo:font-size="12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Ubuntu mon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color="#000000" loext:opacity="100%" style:font-name="Ubuntu mono" fo:font-size="12pt"/>
    </style:style>
    <style:style style:name="T4" style:family="text">
      <style:text-properties fo:color="#000000" loext:opacity="100%" style:font-name="Ubuntu mono" fo:font-size="12pt" fo:font-weight="normal"/>
    </style:style>
    <style:style style:name="T5" style:family="text">
      <style:text-properties fo:color="#000000" loext:opacity="100%" fo:font-size="12pt" fo:font-weight="normal"/>
    </style:style>
    <style:style style:name="T6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ercice 5 1 </text:span></text:p>
      <text:p text:style-name="P1"><text:span text:style-name="T1"/></text:p>
      <text:p text:style-name="P1"><text:span text:style-name="T1">Variable</text:span><text:span text:style-name="T2"> </text:span><text:span text:style-name="T1">N en</text:span><text:span text:style-name="T2"> </text:span><text:span text:style-name="T1">Entier</text:span><text:line-break/><text:span text:style-name="T1">Debut</text:span><text:line-break/><text:span text:style-name="T1">N ← 0</text:span><text:line-break/><text:span text:style-name="T1">Ecrire</text:span><text:span text:style-name="T2"> </text:span><text:span text:style-name="T1">"Entrez un nombre entre 1 et 3"</text:span><text:line-break/><text:span text:style-name="T1">TantQue</text:span><text:span text:style-name="T2"> </text:span><text:span text:style-name="T1">N &lt; 1 ou N &gt; 3</text:span><text:line-break/><text:span text:style-name="T2">  </text:span><text:span text:style-name="T1">Lire</text:span><text:span text:style-name="T2"> </text:span><text:span text:style-name="T1">N</text:span><text:line-break/><text:span text:style-name="T2">    </text:span><text:span text:style-name="T1">Si</text:span><text:span text:style-name="T2"> </text:span><text:span text:style-name="T1">N &lt; 1 ou N &gt; 3 Alors</text:span><text:line-break/><text:span text:style-name="T2">      </text:span><text:span text:style-name="T1">Ecrire</text:span><text:span text:style-name="T2"> </text:span><text:span text:style-name="T1">"Saisie erronée. Recommencez”</text:span><text:line-break/><text:span text:style-name="T2">    </text:span><text:span text:style-name="T1">FinSi</text:span><text:line-break/><text:span text:style-name="T2">  </text:span><text:span text:style-name="T1">FinTantQue</text:span><text:line-break/><text:span text:style-name="T1">Fin</text:span></text:p>
      <text:p text:style-name="P1"><text:span text:style-name="T1"/></text:p>
      <text:p text:style-name="P3"><text:span text:style-name="T3">Exercice 5.2</text:span></text:p>
      <text:p text:style-name="P3"><text:span text:style-name="T3"/></text:p>
      <text:p text:style-name="P3"><text:span text:style-name="T3">Variable N en Entier<text:line-break/>Debut<text:line-break/>N ← 0<text:line-break/>Ecrire "Entrez un nombre entre 10 et 20"<text:line-break/>TantQue N &lt; 10 ou N &gt; 20<text:line-break/>  Lire N<text:line-break/>  Si N &lt; 10 Alors<text:line-break/>    Ecrire "Plus grand !"<text:line-break/>  SinonSi N &gt; 20 Alors<text:line-break/>    Ecrire "Plus petit !"<text:line-break/>  FinSi<text:line-break/>FinTantQue<text:line-break/>Fin</text:span></text:p>
      <text:p text:style-name="P3"><text:span text:style-name="T3"/></text:p>
      <text:p text:style-name="P3"><text:span text:style-name="T3"/></text:p>
      <text:p text:style-name="P3"><text:span text:style-name="T3">Exercice 5.3</text:span></text:p>
      <text:p text:style-name="P5">On peut imaginer deux variantes, strictement équivalentes :</text:p>
      <text:p text:style-name="P3"><text:span text:style-name="T3"/></text:p>
      <text:p text:style-name="P1"><text:span text:style-name="T1">Variables N, i en Entier<text:line-break/>Debut<text:line-break/>Ecrire "Entrez un nombre : "<text:line-break/>Lire N<text:line-break/>Stop ← N+10<text:line-break/>Ecrire "Les 10 nombres suivants sont : "<text:line-break/>TantQue N &lt; Stop<text:line-break/>   N ← N+1<text:line-break/>   Ecrire N<text:line-break/>FinTantQue<text:line-break/>Fin</text:span></text:p>
      <text:p text:style-name="P1"><text:span text:style-name="T1"/></text:p>
      <text:p text:style-name="P2"><text:span text:style-name="T1">ou bien</text:span></text:p>
      <text:p text:style-name="P1"><text:span text:style-name="T1"/></text:p>
      <text:p text:style-name="P1"><text:span text:style-name="T1">Variables N, i en Entier<text:line-break/>Debut<text:line-break/>Ecrire "Entrez un nombre : "<text:line-break/>Lire N<text:line-break/>i ← 0<text:line-break/>Ecrire "Les 10 nombres suivants sont : "<text:line-break/>TantQue i &lt; 10<text:line-break/>   i ← i + 1<text:line-break/>   Ecrire N + i<text:line-break/></text:span><text:soft-page-break/><text:span text:style-name="T1">FinTantQue<text:line-break/>Fin</text:span></text:p>
      <text:p text:style-name="P1"><text:span text:style-name="T1"/></text:p>
      <text:p text:style-name="P3"><text:span text:style-name="T3">Exercice 5.4</text:span></text:p>
      <text:p text:style-name="P5">Là encore, deux variantes, correspondant trait pour trait à celles du corrigé précédent :</text:p>
      <text:p text:style-name="P1"><text:span text:style-name="T1"/></text:p>
      <text:p text:style-name="P2"><text:span text:style-name="T1">Variables N, i en Entier<text:line-break/>Debut<text:line-break/>Ecrire "Entrez un nombre : "<text:line-break/>Lire N<text:line-break/>Ecrire "Les 10 nombres suivants sont : "<text:line-break/>Pour i ← N + 1 à N + 10<text:line-break/>  Ecrire i<text:line-break/>i Suivant<text:line-break/>Fin</text:span></text:p>
      <text:p text:style-name="P2"><text:span text:style-name="T1"/></text:p>
      <text:p text:style-name="P2"><text:span text:style-name="T1">ou bien</text:span></text:p>
      <text:p text:style-name="P2"><text:span text:style-name="T1"/></text:p>
      <text:p text:style-name="P2"><text:span text:style-name="T1">Variables N, i en Entier<text:line-break/>Debut<text:line-break/>Ecrire "Entrez un nombre : "<text:line-break/>Lire N<text:line-break/>Ecrire "Les 10 nombres suivants sont : "<text:line-break/>Pour i ← 1 à 10<text:line-break/>  Ecrire N + i<text:line-break/>i Suivant<text:line-break/>Fin</text:span></text:p>
      <text:p text:style-name="P2"><text:span text:style-name="T1"/></text:p>
      <text:p text:style-name="P4"><text:span text:style-name="T4">Exercice 5.5</text:span></text:p>
      <text:p text:style-name="P4"><text:span text:style-name="T1"/></text:p>
      <text:p text:style-name="P4"><text:span text:style-name="T4">Variables N, i en Entier<text:line-break/>Debut<text:line-break/>Ecrire "Entrez un nombre : "<text:line-break/>Lire N<text:line-break/>Ecrire "La table de multiplication de ce nombre est : "<text:line-break/>Pour i ← 1 à 10<text:line-break/>  Ecrire N, " x ", i, " = ", n*i<text:line-break/>i Suivant<text:line-break/>Fin</text:span></text:p>
      <text:p text:style-name="P4"><text:span text:style-name="T1"/></text:p>
      <text:p text:style-name="P4"><text:span text:style-name="T4">Exercice 5.6</text:span></text:p>
      <text:p text:style-name="P4"><text:span text:style-name="T1"/></text:p>
      <text:p text:style-name="P4"><text:span text:style-name="T4">Variables N, i, Som en Entier<text:line-break/>Debut<text:line-break/>Ecrire "Entrez un nombre : "<text:line-break/>Lire N<text:line-break/>Som ← 0<text:line-break/>Pour i ← 1 à N<text:line-break/>  Som ← Som + i<text:line-break/>i Suivant<text:line-break/>Ecrire "La somme est : ", Som<text:line-break/>Fin</text:span></text:p>
      <text:p text:style-name="P4"><text:span text:style-name="T1"/></text:p>
      <text:p text:style-name="P4"><text:span text:style-name="T4">Exercice 5.7</text:span></text:p>
      <text:p text:style-name="P4"><text:span text:style-name="T1"/></text:p>
      <text:p text:style-name="P4"><text:span text:style-name="T4">Variables N, i, F en Entier<text:line-break/>Debut<text:line-break/>Ecrire "Entrez un nombre : "<text:line-break/></text:span><text:soft-page-break/><text:span text:style-name="T4">Lire N<text:line-break/>F ← 1<text:line-break/>Pour i ← 2 à N<text:line-break/>  F ← F * i<text:line-break/>i Suivant<text:line-break/>Ecrire "La factorielle est : ", F<text:line-break/>Fin</text:span></text:p>
      <text:p text:style-name="P4"><text:span text:style-name="T1"/></text:p>
      <text:p text:style-name="P4"><text:span text:style-name="T4">Exercice 5.8</text:span></text:p>
      <text:p text:style-name="P4"><text:span text:style-name="T1"/></text:p>
      <text:p text:style-name="P4"><text:span text:style-name="T4">Variables N, i, PG en Entier<text:line-break/>Debut<text:line-break/>PG ← 0<text:line-break/>Pour i ← 1 à 20<text:line-break/>  Ecrire "Entrez un nombre : "<text:line-break/>  Lire N<text:line-break/>  Si i = 1 ou N &gt; PG Alors<text:line-break/>    PG ← N<text:line-break/>  FinSi<text:line-break/>i Suivant<text:line-break/>Ecrire "Le nombre le plus grand était : ", PG<text:line-break/>Fin</text:span></text:p>
      <text:p text:style-name="P4"><text:span text:style-name="T1"/></text:p>
      <text:p text:style-name="P4"><text:span text:style-name="T5">En ligne 3, on peut mettre n’importe quoi dans PG, il suffit que cette variable soit affectée pour que le premier passage en ligne 7 ne provoque pas d'erreur.</text:span><text:span text:style-name="T4"><text:line-break/><text:line-break/></text:span><text:span text:style-name="T5">Pour la version améliorée, cela donne :</text:span></text:p>
      <text:p text:style-name="P4"><text:span text:style-name="T1"/></text:p>
      <text:p text:style-name="P4"><text:span text:style-name="T4">Variables N, i, PG, IPG en Entier<text:line-break/>Debut<text:line-break/>PG ← 0<text:line-break/>Pour i ← 1 à 20<text:line-break/>  Ecrire "Entrez un nombre : "<text:line-break/>  Lire N<text:line-break/>  Si i = 1 ou N &gt; PG Alors<text:line-break/>    PG ← N<text:line-break/>    IPG ← i<text:line-break/>  FinSi<text:line-break/>i Suivant<text:line-break/>Ecrire "Le nombre le plus grand était : ", PG<text:line-break/>Ecrire "Il a été saisi en position numéro ", IPG<text:line-break/>Fin</text:span></text:p>
      <text:p text:style-name="P4"><text:span text:style-name="T1"/></text:p>
      <text:p text:style-name="P4"><text:span text:style-name="T4">Exercice 5.9</text:span></text:p>
      <text:p text:style-name="P4"><text:span text:style-name="T1"/></text:p>
      <text:p text:style-name="P4"><text:span text:style-name="T4">Variables N, i, PG, IPG en Entier<text:line-break/>Debut<text:line-break/>N ← 1<text:line-break/>i ← 0<text:line-break/>PG ← 0<text:line-break/>TantQue N &lt;&gt; 0<text:line-break/>  Ecrire "Entrez un nombre : "<text:line-break/>  Lire N<text:line-break/>  i ← i + 1<text:line-break/>  Si i = 1 ou N &gt; PG Alors<text:line-break/>    PG ← N<text:line-break/>    IPG ← i<text:line-break/>  FinSi<text:line-break/>FinTantQue<text:line-break/>Ecrire "Le nombre le plus grand était : ", PG<text:line-break/></text:span><text:soft-page-break/><text:span text:style-name="T4">Ecrire "Il a été saisi en position numéro ", IPG<text:line-break/>Fin</text:span></text:p>
      <text:p text:style-name="P4"><text:span text:style-name="T1"/></text:p>
      <text:p text:style-name="P4"><text:span text:style-name="T4">Exercice 5.10</text:span></text:p>
      <text:p text:style-name="P4"><text:span text:style-name="T1"/></text:p>
      <text:p text:style-name="P4"><text:span text:style-name="T4">Variables E, somdue, M, Reste, Nb10E, Nb5E En Entier<text:line-break/>Debut<text:line-break/>E ← 1<text:line-break/>somdue ← 0<text:line-break/>TantQue E &lt;&gt; 0<text:line-break/>  Ecrire "Entrez le montant : "<text:line-break/>  Lire E<text:line-break/>  somdue ← somdue + E<text:line-break/>FinTantQue<text:line-break/>Ecrire "Vous devez :", somdue, " euros"<text:line-break/>Ecrire "Montant versé :"<text:line-break/>Lire M<text:line-break/>Reste ← M - somdue<text:line-break/>Nb10E ← 0<text:line-break/>TantQue Reste &gt;= 10<text:line-break/>  Nb10E ← Nb10E + 1<text:line-break/>  Reste ← Reste – 10<text:line-break/>FinTantQue<text:line-break/>Nb5E ← 0<text:line-break/>Si Reste &gt;= 5<text:line-break/>  Nb5E ← 1<text:line-break/>  Reste ← Reste – 5<text:line-break/>FinSi<text:line-break/>Ecrire "Rendu de la monnaie :"<text:line-break/>Ecrire "Billets de 10 E : ", Nb10E<text:line-break/>Ecrire "Billets de  5 E : ", Nb5E<text:line-break/>Ecrire "Pièces de 1 E : ", reste<text:line-break/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sans serif'"/>
    <style:font-face style:name="Ubuntu mono" svg:font-family="'Ubuntu mono', 'Courier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3:46:42.855136559</meta:creation-date>
    <dc:date>2023-03-27T13:52:52.303316098</dc:date>
    <meta:editing-duration>PT6M11S</meta:editing-duration>
    <meta:editing-cycles>1</meta:editing-cycles>
    <meta:document-statistic meta:table-count="0" meta:image-count="0" meta:object-count="0" meta:page-count="4" meta:paragraph-count="28" meta:word-count="743" meta:character-count="3349" meta:non-whitespace-character-count="2513"/>
    <meta:generator>LibreOffice/7.3.7.2$Linux_X86_64 LibreOffice_project/30$Build-2</meta:generator>
  </office:meta>
</office:document-meta>
</file>